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10000019E578C4F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0.7cm" svg:height="0.7cm" svg:x="3.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5.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7cm" svg:height="0.7cm" svg:x="6.6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7cm" svg:height="0.7cm" svg:x="4.9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8.6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9.8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7cm" svg:height="0.7cm" svg:x="3.2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cm" svg:height="0.7cm" svg:x="4.8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2.5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cm" svg:height="0.7cm" svg:x="2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1.5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959cm" svg:height="10.953cm" svg:x="0.941cm" svg:y="1.047cm">
          <draw:image xlink:href="Pictures/10000000000002810000019E578C4FAE.png" xlink:type="simple" xlink:show="embed" xlink:actuate="onLoad">
            <text:p/>
          </draw:image>
        </draw:frame>
        <draw:connector draw:style-name="gr3" draw:text-style-name="P1" draw:layer="layout" draw:type="curve" draw:line-skew="4.325cm" svg:x1="12.2cm" svg:y1="10.75cm" svg:x2="9.9cm" svg:y2="7.65cm" draw:start-shape="id1" draw:start-glue-point="1" draw:end-shape="id2" draw:end-glue-point="1" svg:d="M12200 10750c7312 0 8462-3100-2300-3100" svg:viewBox="0 0 7936 3101">
          <text:p/>
        </draw:connector>
        <draw:connector draw:style-name="gr3" draw:text-style-name="P1" draw:layer="layout" draw:type="curve" svg:x1="2.9cm" svg:y1="9.15cm" svg:x2="2.5cm" svg:y2="7.65cm" draw:start-shape="id3" draw:start-glue-point="3" draw:end-shape="id4" draw:end-glue-point="3" svg:d="M2900 9150c-1425 0-1225-1500-400-1500" svg:viewBox="0 0 1046 1501">
          <text:p/>
        </draw:connector>
        <draw:connector draw:style-name="gr3" draw:text-style-name="P1" draw:layer="layout" draw:type="curve" svg:x1="4.8cm" svg:y1="8.55cm" svg:x2="3.2cm" svg:y2="2.05cm" draw:start-shape="id5" draw:start-glue-point="3" draw:end-shape="id6" draw:end-glue-point="3" svg:d="M4800 8550c-3225 0-2425-6500-1600-6500" svg:viewBox="0 0 2335 6501">
          <text:p/>
        </draw:connector>
        <draw:connector draw:style-name="gr3" draw:text-style-name="P1" draw:layer="layout" draw:type="curve" draw:line-skew="5.913cm" svg:x1="10.5cm" svg:y1="6.05cm" svg:x2="9.3cm" svg:y2="1.95cm" draw:start-shape="id7" draw:start-glue-point="1" draw:end-shape="id8" draw:end-glue-point="1" svg:d="M10500 6050c9694 0 10294-4100-1200-4100" svg:viewBox="0 0 8548 4101">
          <text:p/>
        </draw:connector>
        <draw:connector draw:style-name="gr3" draw:text-style-name="P1" draw:layer="layout" draw:type="curve" draw:line-skew="-0.325cm" svg:x1="5.25cm" svg:y1="11.5cm" svg:x2="6.95cm" svg:y2="11.5cm" draw:start-shape="id9" draw:start-glue-point="2" draw:end-shape="id10" draw:end-glue-point="2" svg:d="M5250 11500c0 337 1700 337 1700 0" svg:viewBox="0 0 1701 254">
          <text:p/>
        </draw:connector>
        <draw:connector draw:style-name="gr3" draw:text-style-name="P1" draw:layer="layout" draw:type="curve" draw:line-skew="0.125cm" svg:x1="5.55cm" svg:y1="10cm" svg:x2="3.75cm" svg:y2="10cm" draw:start-shape="id11" draw:start-glue-point="0" draw:end-shape="id12" draw:end-glue-point="0" svg:d="M5550 10000c0-637-1800-637-1800 0" svg:viewBox="0 0 1801 479">
          <text:p/>
        </draw:connector>
        <draw:frame draw:style-name="gr4" draw:text-style-name="P3" draw:layer="layout" svg:width="1.556cm" svg:height="1.136cm" svg:x="1.011cm" svg:y="9cm">
          <draw:text-box>
            <text:p text:style-name="P3"><text:span text:style-name="T1">Call</text:span></text:p>
          </draw:text-box>
        </draw:frame>
        <draw:frame draw:style-name="gr4" draw:text-style-name="P3" draw:layer="layout" svg:width="1.556cm" svg:height="1.136cm" svg:x="1.2cm" svg:y="1.9cm">
          <draw:text-box>
            <text:p text:style-name="P3"><text:span text:style-name="T1">Call</text:span></text:p>
          </draw:text-box>
        </draw:frame>
        <draw:frame draw:style-name="gr4" draw:text-style-name="P3" draw:layer="layout" svg:width="1.556cm" svg:height="1.136cm" svg:x="16.011cm" svg:y="5.2cm">
          <draw:text-box>
            <text:p text:style-name="P3"><text:span text:style-name="T1">Call</text:span></text:p>
          </draw:text-box>
        </draw:frame>
        <draw:frame draw:style-name="gr4" draw:text-style-name="P3" draw:layer="layout" svg:width="1.556cm" svg:height="1.136cm" svg:x="16.1cm" svg:y="10.1cm">
          <draw:text-box>
            <text:p text:style-name="P3"><text:span text:style-name="T1">Call</text:span></text:p>
          </draw:text-box>
        </draw:frame>
        <draw:frame draw:style-name="gr4" draw:text-style-name="P3" draw:layer="layout" svg:width="3.034cm" svg:height="1.136cm" svg:x="7cm" svg:y="11cm">
          <draw:text-box>
            <text:p text:style-name="P3"><text:span text:style-name="T1">Consume</text:span></text:p>
          </draw:text-box>
        </draw:frame>
        <draw:frame draw:style-name="gr4" draw:text-style-name="P3" draw:layer="layout" svg:width="2.847cm" svg:height="1.136cm" svg:x="5.6cm" svg:y="9.2cm">
          <draw:text-box>
            <text:p text:style-name="P3"><text:span text:style-name="T1">Produ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wamu Okabe</meta:initial-creator>
    <meta:creation-date>2014-10-19T12:15:01.457516225</meta:creation-date>
    <dc:date>2014-10-19T13:15:57.451102464</dc:date>
    <dc:creator>Kiwamu Okabe</dc:creator>
    <meta:editing-duration>PT17M22S</meta:editing-duration>
    <meta:editing-cycles>19</meta:editing-cycles>
    <meta:generator>LibreOffice/4.3.3.1.0$Linux_X86_64 LibreOffice_project/430m0$Build-1</meta:generator>
    <meta:document-statistic meta:object-count="25"/>
  </office:meta>
</office:document-meta>
</file>